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08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ext-properties fo:color="#2a00ff" style:font-name="Consolas" fo:language="en" fo:country="US" style:font-name-asian="Consolas" style:language-asian="en" style:country-asian="US" style:font-name-complex="Consolas" style:language-complex="en" style:country-complex="US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fo:color="#2a00ff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2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21"/>
    <style:style style:name="ce1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1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individualisation des frais de chauffage</text:p>
          </table:table-cell>
          <table:table-cell table:style-name="ce4" table:number-columns-repeated="3"/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table:number-columns-repeated="1015"/>
          <table:table-cell table:style-name="ce13"/>
        </table:table-row>
        <table:table-row table:style-name="ro1">
          <table:table-cell table:style-name="ce2" office:value-type="string" calcext:value-type="string">
            <text:p>Part du parc à chauffage collectif</text:p>
          </table:table-cell>
          <table:table-cell table:style-name="ce5" office:value-type="float" office:value="0.3" calcext:value-type="float">
            <text:p>0,3</text:p>
          </table:table-cell>
          <table:table-cell/>
          <table:table-cell table:style-name="ce5" office:value-type="string" calcext:value-type="string">
            <text:p>part du parc éligible équipé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1/3" office:value-type="float" office:value="0.333333333333333" calcext:value-type="float">
            <text:p>0,3333333333</text:p>
          </table:table-cell>
          <table:table-cell table:style-name="ce5" table:formula="of:=2/3" office:value-type="float" office:value="0.666666666666667" calcext:value-type="float">
            <text:p>0,666666666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5"/>
          <table:table-cell table:style-name="ce14"/>
        </table:table-row>
        <table:table-row table:style-name="ro1">
          <table:table-cell table:style-name="ce2" office:value-type="string" calcext:value-type="string">
            <text:p>Part d’impossibilité technique</text:p>
          </table:table-cell>
          <table:table-cell table:style-name="ce5" office:value-type="float" office:value="0.15" calcext:value-type="float">
            <text:p>0,15</text:p>
          </table:table-cell>
          <table:table-cell/>
          <table:table-cell table:style-name="ce5" office:value-type="string" calcext:value-type="string">
            <text:p>Part du parc équipé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F2]*[.$B$2]*(1-[.$B$3])" office:value-type="float" office:value="0.085" calcext:value-type="float">
            <text:p>0,085</text:p>
          </table:table-cell>
          <table:table-cell table:style-name="ce5" table:formula="of:=[.G2]*[.$B$2]*(1-[.$B$3])" office:value-type="float" office:value="0.17" calcext:value-type="float">
            <text:p>0,17</text:p>
          </table:table-cell>
          <table:table-cell table:style-name="ce5" table:formula="of:=[.H2]*[.$B$2]*(1-[.$B$3])" office:value-type="float" office:value="0.255" calcext:value-type="float">
            <text:p>0,255</text:p>
          </table:table-cell>
          <table:table-cell table:number-columns-repeated="1015"/>
          <table:table-cell table:style-name="ce14"/>
        </table:table-row>
        <table:table-row table:style-name="ro2">
          <table:table-cell table:style-name="ce3" office:value-type="string" calcext:value-type="string">
            <text:p>gain moyen sur le besoin de chauffage</text:p>
          </table:table-cell>
          <table:table-cell table:style-name="ce6" office:value-type="float" office:value="0.075" calcext:value-type="float">
            <text:p>0,075</text:p>
          </table:table-cell>
          <table:table-cell table:style-name="ce6"/>
          <table:table-cell table:style-name="ce8" office:value-type="string" calcext:value-type="string">
            <text:p>Evolution du besoin de chauffage (valeurs incluses dans le modèle)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[.F3]*(1-[.$B4])*[.$E4] + (1-[.F3])*[.$E4]" office:value-type="float" office:value="0.993625" calcext:value-type="float">
            <text:p>0,993625000</text:p>
          </table:table-cell>
          <table:table-cell table:style-name="ce11" table:formula="of:=[.G3]*(1-[.$B4])*[.$E4] + (1-[.G3])*[.$E4]" office:value-type="float" office:value="0.98725" calcext:value-type="float">
            <text:p>0,987250000</text:p>
          </table:table-cell>
          <table:table-cell table:style-name="ce11" table:formula="of:=[.H3]*(1-[.$B4])*[.$E4] + (1-[.H3])*[.$E4]" office:value-type="float" office:value="0.980875" calcext:value-type="float">
            <text:p>0,980875000</text:p>
          </table:table-cell>
          <table:table-cell table:style-name="ce6"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Evolution annuel</text:p>
          </table:table-cell>
          <table:table-cell table:formula="of:=[.E4]-1" office:value-type="float" office:value="0" calcext:value-type="float">
            <text:p>0</text:p>
          </table:table-cell>
          <table:table-cell table:style-name="ce12" table:formula="of:=[.F4]-[.E4]" office:value-type="float" office:value="-0.00637499999999991" calcext:value-type="float">
            <text:p>-0,006375000</text:p>
          </table:table-cell>
          <table:table-cell table:style-name="ce12" table:formula="of:=[.G4]-[.F4]" office:value-type="float" office:value="-0.00637500000000013" calcext:value-type="float">
            <text:p>-0,006375000</text:p>
          </table:table-cell>
          <table:table-cell table:style-name="ce12" table:formula="of:=[.H4]-[.G4]" office:value-type="float" office:value="-0.00637499999999991" calcext:value-type="float">
            <text:p>-0,006375000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BU sans renov ni IFC</text:p>
          </table:table-cell>
          <table:table-cell table:number-columns-repeated="35" office:value-type="float" office:value="100" calcext:value-type="float">
            <text:p>100</text:p>
          </table:table-cell>
          <table:table-cell table:number-columns-repeated="988"/>
        </table:table-row>
        <table:table-row table:style-name="ro3">
          <table:table-cell table:number-columns-repeated="2"/>
          <table:table-cell table:style-name="ce7"/>
          <table:table-cell table:style-name="ce9" table:number-columns-repeated="60"/>
          <table:table-cell table:number-columns-repeated="961"/>
        </table:table-row>
        <table:table-row table:style-name="ro3">
          <table:table-cell office:value-type="string" calcext:value-type="string">
            <text:p>IFC annuel</text:p>
          </table:table-cell>
          <table:table-cell office:value-type="float" office:value="0" calcext:value-type="float">
            <text:p>0</text:p>
          </table:table-cell>
          <table:table-cell table:formula="of:=[.F5]" office:value-type="float" office:value="-0.00637499999999991" calcext:value-type="float">
            <text:p>-0,006375</text:p>
          </table:table-cell>
          <table:table-cell table:formula="of:=[.G5]" office:value-type="float" office:value="-0.00637500000000013" calcext:value-type="float">
            <text:p>-0,006375</text:p>
          </table:table-cell>
          <table:table-cell table:formula="of:=[.H5]" office:value-type="float" office:value="-0.00637499999999991" calcext:value-type="float">
            <text:p>-0,006375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L5]" office:value-type="float" office:value="0" calcext:value-type="float">
            <text:p>0</text:p>
          </table:table-cell>
          <table:table-cell table:formula="of:=[.M5]" office:value-type="float" office:value="0" calcext:value-type="float">
            <text:p>0</text:p>
          </table:table-cell>
          <table:table-cell table:formula="of:=[.N5]" office:value-type="float" office:value="0" calcext:value-type="float">
            <text:p>0</text:p>
          </table:table-cell>
          <table:table-cell table:formula="of:=[.O5]" office:value-type="float" office:value="0" calcext:value-type="float">
            <text:p>0</text:p>
          </table:table-cell>
          <table:table-cell table:formula="of:=[.P5]" office:value-type="float" office:value="0" calcext:value-type="float">
            <text:p>0</text:p>
          </table:table-cell>
          <table:table-cell table:formula="of:=[.Q5]" office:value-type="float" office:value="0" calcext:value-type="float">
            <text:p>0</text:p>
          </table:table-cell>
          <table:table-cell table:formula="of:=[.R5]" office:value-type="float" office:value="0" calcext:value-type="float">
            <text:p>0</text:p>
          </table:table-cell>
          <table:table-cell table:formula="of:=[.S5]" office:value-type="float" office:value="0" calcext:value-type="float">
            <text:p>0</text:p>
          </table:table-cell>
          <table:table-cell table:formula="of:=[.T5]" office:value-type="float" office:value="0" calcext:value-type="float">
            <text:p>0</text:p>
          </table:table-cell>
          <table:table-cell table:formula="of:=[.U5]" office:value-type="float" office:value="0" calcext:value-type="float">
            <text:p>0</text:p>
          </table:table-cell>
          <table:table-cell table:formula="of:=[.V5]" office:value-type="float" office:value="0" calcext:value-type="float">
            <text:p>0</text:p>
          </table:table-cell>
          <table:table-cell table:formula="of:=[.W5]" office:value-type="float" office:value="0" calcext:value-type="float">
            <text:p>0</text:p>
          </table:table-cell>
          <table:table-cell table:formula="of:=[.X5]" office:value-type="float" office:value="0" calcext:value-type="float">
            <text:p>0</text:p>
          </table:table-cell>
          <table:table-cell table:formula="of:=[.Y5]" office:value-type="float" office:value="0" calcext:value-type="float">
            <text:p>0</text:p>
          </table:table-cell>
          <table:table-cell table:formula="of:=[.Z5]" office:value-type="float" office:value="0" calcext:value-type="float">
            <text:p>0</text:p>
          </table:table-cell>
          <table:table-cell table:formula="of:=[.AA5]" office:value-type="float" office:value="0" calcext:value-type="float">
            <text:p>0</text:p>
          </table:table-cell>
          <table:table-cell table:formula="of:=[.AB5]" office:value-type="float" office:value="0" calcext:value-type="float">
            <text:p>0</text:p>
          </table:table-cell>
          <table:table-cell table:formula="of:=[.AC5]" office:value-type="float" office:value="0" calcext:value-type="float">
            <text:p>0</text:p>
          </table:table-cell>
          <table:table-cell table:formula="of:=[.AD5]" office:value-type="float" office:value="0" calcext:value-type="float">
            <text:p>0</text:p>
          </table:table-cell>
          <table:table-cell table:formula="of:=[.AE5]" office:value-type="float" office:value="0" calcext:value-type="float">
            <text:p>0</text:p>
          </table:table-cell>
          <table:table-cell table:formula="of:=[.AF5]" office:value-type="float" office:value="0" calcext:value-type="float">
            <text:p>0</text:p>
          </table:table-cell>
          <table:table-cell table:formula="of:=[.AG5]" office:value-type="float" office:value="0" calcext:value-type="float">
            <text:p>0</text:p>
          </table:table-cell>
          <table:table-cell table:formula="of:=[.AH5]" office:value-type="float" office:value="0" calcext:value-type="float">
            <text:p>0</text:p>
          </table:table-cell>
          <table:table-cell table:formula="of:=[.AI5]" office:value-type="float" office:value="0" calcext:value-type="float">
            <text:p>0</text:p>
          </table:table-cell>
          <table:table-cell table:formula="of:=[.AJ5]" office:value-type="float" office:value="0" calcext:value-type="float">
            <text:p>0</text:p>
          </table:table-cell>
          <table:table-cell table:formula="of:=[.AK5]" office:value-type="float" office:value="0" calcext:value-type="float">
            <text:p>0</text:p>
          </table:table-cell>
          <table:table-cell table:formula="of:=[.AL5]" office:value-type="float" office:value="0" calcext:value-type="float">
            <text:p>0</text:p>
          </table:table-cell>
          <table:table-cell table:formula="of:=[.AM5]" office:value-type="float" office:value="0" calcext:value-type="float">
            <text:p>0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renov annuelle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table:formula="of:=[.C12]" office:value-type="float" office:value="0.95" calcext:value-type="float">
            <text:p>0,95</text:p>
          </table:table-cell>
          <table:table-cell table:formula="of:=[.D12]" office:value-type="float" office:value="0.95" calcext:value-type="float">
            <text:p>0,95</text:p>
          </table:table-cell>
          <table:table-cell table:formula="of:=[.E12]" office:value-type="float" office:value="0.95" calcext:value-type="float">
            <text:p>0,95</text:p>
          </table:table-cell>
          <table:table-cell table:formula="of:=[.F12]" office:value-type="float" office:value="0.95" calcext:value-type="float">
            <text:p>0,95</text:p>
          </table:table-cell>
          <table:table-cell table:formula="of:=[.G12]" office:value-type="float" office:value="0.95" calcext:value-type="float">
            <text:p>0,95</text:p>
          </table:table-cell>
          <table:table-cell table:formula="of:=[.H12]" office:value-type="float" office:value="0.95" calcext:value-type="float">
            <text:p>0,95</text:p>
          </table:table-cell>
          <table:table-cell table:formula="of:=[.I12]" office:value-type="float" office:value="0.95" calcext:value-type="float">
            <text:p>0,95</text:p>
          </table:table-cell>
          <table:table-cell table:formula="of:=[.J12]" office:value-type="float" office:value="0.95" calcext:value-type="float">
            <text:p>0,95</text:p>
          </table:table-cell>
          <table:table-cell table:formula="of:=[.K12]" office:value-type="float" office:value="0.95" calcext:value-type="float">
            <text:p>0,95</text:p>
          </table:table-cell>
          <table:table-cell table:formula="of:=[.L12]" office:value-type="float" office:value="0.95" calcext:value-type="float">
            <text:p>0,95</text:p>
          </table:table-cell>
          <table:table-cell table:formula="of:=[.M12]" office:value-type="float" office:value="0.95" calcext:value-type="float">
            <text:p>0,95</text:p>
          </table:table-cell>
          <table:table-cell table:formula="of:=[.N12]" office:value-type="float" office:value="0.95" calcext:value-type="float">
            <text:p>0,95</text:p>
          </table:table-cell>
          <table:table-cell table:formula="of:=[.O12]" office:value-type="float" office:value="0.95" calcext:value-type="float">
            <text:p>0,95</text:p>
          </table:table-cell>
          <table:table-cell table:formula="of:=[.P12]" office:value-type="float" office:value="0.95" calcext:value-type="float">
            <text:p>0,95</text:p>
          </table:table-cell>
          <table:table-cell table:formula="of:=[.Q12]" office:value-type="float" office:value="0.95" calcext:value-type="float">
            <text:p>0,95</text:p>
          </table:table-cell>
          <table:table-cell table:formula="of:=[.R12]" office:value-type="float" office:value="0.95" calcext:value-type="float">
            <text:p>0,95</text:p>
          </table:table-cell>
          <table:table-cell table:formula="of:=[.S12]" office:value-type="float" office:value="0.95" calcext:value-type="float">
            <text:p>0,95</text:p>
          </table:table-cell>
          <table:table-cell table:formula="of:=[.T12]" office:value-type="float" office:value="0.95" calcext:value-type="float">
            <text:p>0,95</text:p>
          </table:table-cell>
          <table:table-cell table:formula="of:=[.U12]" office:value-type="float" office:value="0.95" calcext:value-type="float">
            <text:p>0,95</text:p>
          </table:table-cell>
          <table:table-cell table:formula="of:=[.V12]" office:value-type="float" office:value="0.95" calcext:value-type="float">
            <text:p>0,95</text:p>
          </table:table-cell>
          <table:table-cell table:formula="of:=[.W12]" office:value-type="float" office:value="0.95" calcext:value-type="float">
            <text:p>0,95</text:p>
          </table:table-cell>
          <table:table-cell table:formula="of:=[.X12]" office:value-type="float" office:value="0.95" calcext:value-type="float">
            <text:p>0,95</text:p>
          </table:table-cell>
          <table:table-cell table:formula="of:=[.Y12]" office:value-type="float" office:value="0.95" calcext:value-type="float">
            <text:p>0,95</text:p>
          </table:table-cell>
          <table:table-cell table:formula="of:=[.Z12]" office:value-type="float" office:value="0.95" calcext:value-type="float">
            <text:p>0,95</text:p>
          </table:table-cell>
          <table:table-cell table:formula="of:=[.AA12]" office:value-type="float" office:value="0.95" calcext:value-type="float">
            <text:p>0,95</text:p>
          </table:table-cell>
          <table:table-cell table:formula="of:=[.AB12]" office:value-type="float" office:value="0.95" calcext:value-type="float">
            <text:p>0,95</text:p>
          </table:table-cell>
          <table:table-cell table:formula="of:=[.AC12]" office:value-type="float" office:value="0.95" calcext:value-type="float">
            <text:p>0,95</text:p>
          </table:table-cell>
          <table:table-cell table:formula="of:=[.AD12]" office:value-type="float" office:value="0.95" calcext:value-type="float">
            <text:p>0,95</text:p>
          </table:table-cell>
          <table:table-cell table:formula="of:=[.AE12]" office:value-type="float" office:value="0.95" calcext:value-type="float">
            <text:p>0,95</text:p>
          </table:table-cell>
          <table:table-cell table:formula="of:=[.AF12]" office:value-type="float" office:value="0.95" calcext:value-type="float">
            <text:p>0,95</text:p>
          </table:table-cell>
          <table:table-cell table:formula="of:=[.AG12]" office:value-type="float" office:value="0.95" calcext:value-type="float">
            <text:p>0,95</text:p>
          </table:table-cell>
          <table:table-cell table:formula="of:=[.AH12]" office:value-type="float" office:value="0.95" calcext:value-type="float">
            <text:p>0,95</text:p>
          </table:table-cell>
          <table:table-cell table:formula="of:=[.AI12]" office:value-type="float" office:value="0.95" calcext:value-type="float">
            <text:p>0,95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BU renov seul</text:p>
          </table:table-cell>
          <table:table-cell table:formula="of:=[.B9]*[.B12]" office:value-type="float" office:value="100" calcext:value-type="float">
            <text:p>100</text:p>
          </table:table-cell>
          <table:table-cell table:formula="of:=[.B13]*[.C12]" office:value-type="float" office:value="95" calcext:value-type="float">
            <text:p>95</text:p>
          </table:table-cell>
          <table:table-cell table:formula="of:=[.C13]*[.D12]" office:value-type="float" office:value="90.25" calcext:value-type="float">
            <text:p>90,25</text:p>
          </table:table-cell>
          <table:table-cell table:formula="of:=[.D13]*[.E12]" office:value-type="float" office:value="85.7375" calcext:value-type="float">
            <text:p>85,7375</text:p>
          </table:table-cell>
          <table:table-cell table:formula="of:=[.E13]*[.F12]" office:value-type="float" office:value="81.450625" calcext:value-type="float">
            <text:p>81,450625</text:p>
          </table:table-cell>
          <table:table-cell table:formula="of:=[.F13]*[.G12]" office:value-type="float" office:value="77.37809375" calcext:value-type="float">
            <text:p>77,37809375</text:p>
          </table:table-cell>
          <table:table-cell table:formula="of:=[.G13]*[.H12]" office:value-type="float" office:value="73.5091890625" calcext:value-type="float">
            <text:p>73,5091890625</text:p>
          </table:table-cell>
          <table:table-cell table:formula="of:=[.H13]*[.I12]" office:value-type="float" office:value="69.833729609375" calcext:value-type="float">
            <text:p>69,8337296094</text:p>
          </table:table-cell>
          <table:table-cell table:formula="of:=[.I13]*[.J12]" office:value-type="float" office:value="66.3420431289063" calcext:value-type="float">
            <text:p>66,3420431289</text:p>
          </table:table-cell>
          <table:table-cell table:formula="of:=[.J13]*[.K12]" office:value-type="float" office:value="63.024940972461" calcext:value-type="float">
            <text:p>63,0249409725</text:p>
          </table:table-cell>
          <table:table-cell table:formula="of:=[.K13]*[.L12]" office:value-type="float" office:value="59.8736939238379" calcext:value-type="float">
            <text:p>59,8736939238</text:p>
          </table:table-cell>
          <table:table-cell table:formula="of:=[.L13]*[.M12]" office:value-type="float" office:value="56.880009227646" calcext:value-type="float">
            <text:p>56,8800092276</text:p>
          </table:table-cell>
          <table:table-cell table:formula="of:=[.M13]*[.N12]" office:value-type="float" office:value="54.0360087662637" calcext:value-type="float">
            <text:p>54,0360087663</text:p>
          </table:table-cell>
          <table:table-cell table:formula="of:=[.N13]*[.O12]" office:value-type="float" office:value="51.3342083279506" calcext:value-type="float">
            <text:p>51,334208328</text:p>
          </table:table-cell>
          <table:table-cell table:formula="of:=[.O13]*[.P12]" office:value-type="float" office:value="48.767497911553" calcext:value-type="float">
            <text:p>48,7674979116</text:p>
          </table:table-cell>
          <table:table-cell table:formula="of:=[.P13]*[.Q12]" office:value-type="float" office:value="46.3291230159754" calcext:value-type="float">
            <text:p>46,329123016</text:p>
          </table:table-cell>
          <table:table-cell table:formula="of:=[.Q13]*[.R12]" office:value-type="float" office:value="44.0126668651766" calcext:value-type="float">
            <text:p>44,0126668652</text:p>
          </table:table-cell>
          <table:table-cell table:formula="of:=[.R13]*[.S12]" office:value-type="float" office:value="41.8120335219178" calcext:value-type="float">
            <text:p>41,8120335219</text:p>
          </table:table-cell>
          <table:table-cell table:formula="of:=[.S13]*[.T12]" office:value-type="float" office:value="39.7214318458219" calcext:value-type="float">
            <text:p>39,7214318458</text:p>
          </table:table-cell>
          <table:table-cell table:formula="of:=[.T13]*[.U12]" office:value-type="float" office:value="37.7353602535308" calcext:value-type="float">
            <text:p>37,7353602535</text:p>
          </table:table-cell>
          <table:table-cell table:formula="of:=[.U13]*[.V12]" office:value-type="float" office:value="35.8485922408543" calcext:value-type="float">
            <text:p>35,8485922409</text:p>
          </table:table-cell>
          <table:table-cell table:formula="of:=[.V13]*[.W12]" office:value-type="float" office:value="34.0561626288116" calcext:value-type="float">
            <text:p>34,0561626288</text:p>
          </table:table-cell>
          <table:table-cell table:formula="of:=[.W13]*[.X12]" office:value-type="float" office:value="32.353354497371" calcext:value-type="float">
            <text:p>32,3533544974</text:p>
          </table:table-cell>
          <table:table-cell table:formula="of:=[.X13]*[.Y12]" office:value-type="float" office:value="30.7356867725024" calcext:value-type="float">
            <text:p>30,7356867725</text:p>
          </table:table-cell>
          <table:table-cell table:formula="of:=[.Y13]*[.Z12]" office:value-type="float" office:value="29.1989024338773" calcext:value-type="float">
            <text:p>29,1989024339</text:p>
          </table:table-cell>
          <table:table-cell table:formula="of:=[.Z13]*[.AA12]" office:value-type="float" office:value="27.7389573121835" calcext:value-type="float">
            <text:p>27,7389573122</text:p>
          </table:table-cell>
          <table:table-cell table:formula="of:=[.AA13]*[.AB12]" office:value-type="float" office:value="26.3520094465743" calcext:value-type="float">
            <text:p>26,3520094466</text:p>
          </table:table-cell>
          <table:table-cell table:formula="of:=[.AB13]*[.AC12]" office:value-type="float" office:value="25.0344089742456" calcext:value-type="float">
            <text:p>25,0344089742</text:p>
          </table:table-cell>
          <table:table-cell table:formula="of:=[.AC13]*[.AD12]" office:value-type="float" office:value="23.7826885255333" calcext:value-type="float">
            <text:p>23,7826885255</text:p>
          </table:table-cell>
          <table:table-cell table:formula="of:=[.AD13]*[.AE12]" office:value-type="float" office:value="22.5935540992566" calcext:value-type="float">
            <text:p>22,5935540993</text:p>
          </table:table-cell>
          <table:table-cell table:formula="of:=[.AE13]*[.AF12]" office:value-type="float" office:value="21.4638763942938" calcext:value-type="float">
            <text:p>21,4638763943</text:p>
          </table:table-cell>
          <table:table-cell table:formula="of:=[.AF13]*[.AG12]" office:value-type="float" office:value="20.3906825745791" calcext:value-type="float">
            <text:p>20,3906825746</text:p>
          </table:table-cell>
          <table:table-cell table:formula="of:=[.AG13]*[.AH12]" office:value-type="float" office:value="19.3711484458502" calcext:value-type="float">
            <text:p>19,3711484459</text:p>
          </table:table-cell>
          <table:table-cell table:formula="of:=[.AH13]*[.AI12]" office:value-type="float" office:value="18.4025910235577" calcext:value-type="float">
            <text:p>18,4025910236</text:p>
          </table:table-cell>
          <table:table-cell table:formula="of:=[.AI13]*[.AJ12]" office:value-type="float" office:value="17.4824614723798" calcext:value-type="float">
            <text:p>17,4824614724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BU IFC seul</text:p>
          </table:table-cell>
          <table:table-cell table:formula="of:=[.B9]*(1+[.B11])" office:value-type="float" office:value="100" calcext:value-type="float">
            <text:p>100</text:p>
          </table:table-cell>
          <table:table-cell table:formula="of:=[.B14]*(1+[.C11])" office:value-type="float" office:value="99.3625" calcext:value-type="float">
            <text:p>99,3625</text:p>
          </table:table-cell>
          <table:table-cell table:formula="of:=[.C14]*(1+[.D11])" office:value-type="float" office:value="98.7290640625" calcext:value-type="float">
            <text:p>98,7290640625</text:p>
          </table:table-cell>
          <table:table-cell table:formula="of:=[.D14]*(1+[.E11])" office:value-type="float" office:value="98.0996662791016" calcext:value-type="float">
            <text:p>98,0996662791</text:p>
          </table:table-cell>
          <table:table-cell table:formula="of:=[.E14]*(1+[.F11])" office:value-type="float" office:value="98.0996662791016" calcext:value-type="float">
            <text:p>98,0996662791</text:p>
          </table:table-cell>
          <table:table-cell table:formula="of:=[.F14]*(1+[.G11])" office:value-type="float" office:value="98.0996662791016" calcext:value-type="float">
            <text:p>98,0996662791</text:p>
          </table:table-cell>
          <table:table-cell table:formula="of:=[.G14]*(1+[.H11])" office:value-type="float" office:value="98.0996662791016" calcext:value-type="float">
            <text:p>98,0996662791</text:p>
          </table:table-cell>
          <table:table-cell table:formula="of:=[.H14]*(1+[.I11])" office:value-type="float" office:value="98.0996662791016" calcext:value-type="float">
            <text:p>98,0996662791</text:p>
          </table:table-cell>
          <table:table-cell table:formula="of:=[.I14]*(1+[.J11])" office:value-type="float" office:value="98.0996662791016" calcext:value-type="float">
            <text:p>98,0996662791</text:p>
          </table:table-cell>
          <table:table-cell table:formula="of:=[.J14]*(1+[.K11])" office:value-type="float" office:value="98.0996662791016" calcext:value-type="float">
            <text:p>98,0996662791</text:p>
          </table:table-cell>
          <table:table-cell table:formula="of:=[.K14]*(1+[.L11])" office:value-type="float" office:value="98.0996662791016" calcext:value-type="float">
            <text:p>98,0996662791</text:p>
          </table:table-cell>
          <table:table-cell table:formula="of:=[.L14]*(1+[.M11])" office:value-type="float" office:value="98.0996662791016" calcext:value-type="float">
            <text:p>98,0996662791</text:p>
          </table:table-cell>
          <table:table-cell table:formula="of:=[.M14]*(1+[.N11])" office:value-type="float" office:value="98.0996662791016" calcext:value-type="float">
            <text:p>98,0996662791</text:p>
          </table:table-cell>
          <table:table-cell table:formula="of:=[.N14]*(1+[.O11])" office:value-type="float" office:value="98.0996662791016" calcext:value-type="float">
            <text:p>98,0996662791</text:p>
          </table:table-cell>
          <table:table-cell table:formula="of:=[.O14]*(1+[.P11])" office:value-type="float" office:value="98.0996662791016" calcext:value-type="float">
            <text:p>98,0996662791</text:p>
          </table:table-cell>
          <table:table-cell table:formula="of:=[.P14]*(1+[.Q11])" office:value-type="float" office:value="98.0996662791016" calcext:value-type="float">
            <text:p>98,0996662791</text:p>
          </table:table-cell>
          <table:table-cell table:formula="of:=[.Q14]*(1+[.R11])" office:value-type="float" office:value="98.0996662791016" calcext:value-type="float">
            <text:p>98,0996662791</text:p>
          </table:table-cell>
          <table:table-cell table:formula="of:=[.R14]*(1+[.S11])" office:value-type="float" office:value="98.0996662791016" calcext:value-type="float">
            <text:p>98,0996662791</text:p>
          </table:table-cell>
          <table:table-cell table:formula="of:=[.S14]*(1+[.T11])" office:value-type="float" office:value="98.0996662791016" calcext:value-type="float">
            <text:p>98,0996662791</text:p>
          </table:table-cell>
          <table:table-cell table:formula="of:=[.T14]*(1+[.U11])" office:value-type="float" office:value="98.0996662791016" calcext:value-type="float">
            <text:p>98,0996662791</text:p>
          </table:table-cell>
          <table:table-cell table:formula="of:=[.U14]*(1+[.V11])" office:value-type="float" office:value="98.0996662791016" calcext:value-type="float">
            <text:p>98,0996662791</text:p>
          </table:table-cell>
          <table:table-cell table:formula="of:=[.V14]*(1+[.W11])" office:value-type="float" office:value="98.0996662791016" calcext:value-type="float">
            <text:p>98,0996662791</text:p>
          </table:table-cell>
          <table:table-cell table:formula="of:=[.W14]*(1+[.X11])" office:value-type="float" office:value="98.0996662791016" calcext:value-type="float">
            <text:p>98,0996662791</text:p>
          </table:table-cell>
          <table:table-cell table:formula="of:=[.X14]*(1+[.Y11])" office:value-type="float" office:value="98.0996662791016" calcext:value-type="float">
            <text:p>98,0996662791</text:p>
          </table:table-cell>
          <table:table-cell table:formula="of:=[.Y14]*(1+[.Z11])" office:value-type="float" office:value="98.0996662791016" calcext:value-type="float">
            <text:p>98,0996662791</text:p>
          </table:table-cell>
          <table:table-cell table:formula="of:=[.Z14]*(1+[.AA11])" office:value-type="float" office:value="98.0996662791016" calcext:value-type="float">
            <text:p>98,0996662791</text:p>
          </table:table-cell>
          <table:table-cell table:formula="of:=[.AA14]*(1+[.AB11])" office:value-type="float" office:value="98.0996662791016" calcext:value-type="float">
            <text:p>98,0996662791</text:p>
          </table:table-cell>
          <table:table-cell table:formula="of:=[.AB14]*(1+[.AC11])" office:value-type="float" office:value="98.0996662791016" calcext:value-type="float">
            <text:p>98,0996662791</text:p>
          </table:table-cell>
          <table:table-cell table:formula="of:=[.AC14]*(1+[.AD11])" office:value-type="float" office:value="98.0996662791016" calcext:value-type="float">
            <text:p>98,0996662791</text:p>
          </table:table-cell>
          <table:table-cell table:formula="of:=[.AD14]*(1+[.AE11])" office:value-type="float" office:value="98.0996662791016" calcext:value-type="float">
            <text:p>98,0996662791</text:p>
          </table:table-cell>
          <table:table-cell table:formula="of:=[.AE14]*(1+[.AF11])" office:value-type="float" office:value="98.0996662791016" calcext:value-type="float">
            <text:p>98,0996662791</text:p>
          </table:table-cell>
          <table:table-cell table:formula="of:=[.AF14]*(1+[.AG11])" office:value-type="float" office:value="98.0996662791016" calcext:value-type="float">
            <text:p>98,0996662791</text:p>
          </table:table-cell>
          <table:table-cell table:formula="of:=[.AG14]*(1+[.AH11])" office:value-type="float" office:value="98.0996662791016" calcext:value-type="float">
            <text:p>98,0996662791</text:p>
          </table:table-cell>
          <table:table-cell table:formula="of:=[.AH14]*(1+[.AI11])" office:value-type="float" office:value="98.0996662791016" calcext:value-type="float">
            <text:p>98,0996662791</text:p>
          </table:table-cell>
          <table:table-cell table:formula="of:=[.AI14]*(1+[.AJ11])" office:value-type="float" office:value="98.0996662791016" calcext:value-type="float">
            <text:p>98,0996662791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renov+ifc</text:p>
          </table:table-cell>
          <table:table-cell table:formula="of:=[.B9]*[.B12]*(1+[.B11])" office:value-type="float" office:value="100" calcext:value-type="float">
            <text:p>100</text:p>
          </table:table-cell>
          <table:table-cell table:formula="of:=[.B15]*[.C12]*(1+[.C11])" office:value-type="float" office:value="94.394375" calcext:value-type="float">
            <text:p>94,394375</text:p>
          </table:table-cell>
          <table:table-cell table:formula="of:=[.C15]*[.D12]*(1+[.D11])" office:value-type="float" office:value="89.1029803164063" calcext:value-type="float">
            <text:p>89,1029803164</text:p>
          </table:table-cell>
          <table:table-cell table:formula="of:=[.D15]*[.E12]*(1+[.E11])" office:value-type="float" office:value="84.1082013760447" calcext:value-type="float">
            <text:p>84,108201376</text:p>
          </table:table-cell>
          <table:table-cell table:formula="of:=[.E15]*[.F12]*(1+[.F11])" office:value-type="float" office:value="79.9027913072425" calcext:value-type="float">
            <text:p>79,9027913072</text:p>
          </table:table-cell>
          <table:table-cell table:formula="of:=[.F15]*[.G12]*(1+[.G11])" office:value-type="float" office:value="75.9076517418804" calcext:value-type="float">
            <text:p>75,9076517419</text:p>
          </table:table-cell>
          <table:table-cell table:formula="of:=[.G15]*[.H12]*(1+[.H11])" office:value-type="float" office:value="72.1122691547864" calcext:value-type="float">
            <text:p>72,1122691548</text:p>
          </table:table-cell>
          <table:table-cell table:formula="of:=[.H15]*[.I12]*(1+[.I11])" office:value-type="float" office:value="68.506655697047" calcext:value-type="float">
            <text:p>68,506655697</text:p>
          </table:table-cell>
          <table:table-cell table:formula="of:=[.I15]*[.J12]*(1+[.J11])" office:value-type="float" office:value="65.0813229121947" calcext:value-type="float">
            <text:p>65,0813229122</text:p>
          </table:table-cell>
          <table:table-cell table:formula="of:=[.J15]*[.K12]*(1+[.K11])" office:value-type="float" office:value="61.827256766585" calcext:value-type="float">
            <text:p>61,8272567666</text:p>
          </table:table-cell>
          <table:table-cell table:formula="of:=[.K15]*[.L12]*(1+[.L11])" office:value-type="float" office:value="58.7358939282557" calcext:value-type="float">
            <text:p>58,7358939283</text:p>
          </table:table-cell>
          <table:table-cell table:formula="of:=[.L15]*[.M12]*(1+[.M11])" office:value-type="float" office:value="55.7990992318429" calcext:value-type="float">
            <text:p>55,7990992318</text:p>
          </table:table-cell>
          <table:table-cell table:formula="of:=[.M15]*[.N12]*(1+[.N11])" office:value-type="float" office:value="53.0091442702508" calcext:value-type="float">
            <text:p>53,0091442703</text:p>
          </table:table-cell>
          <table:table-cell table:formula="of:=[.N15]*[.O12]*(1+[.O11])" office:value-type="float" office:value="50.3586870567383" calcext:value-type="float">
            <text:p>50,3586870567</text:p>
          </table:table-cell>
          <table:table-cell table:formula="of:=[.O15]*[.P12]*(1+[.P11])" office:value-type="float" office:value="47.8407527039014" calcext:value-type="float">
            <text:p>47,8407527039</text:p>
          </table:table-cell>
          <table:table-cell table:formula="of:=[.P15]*[.Q12]*(1+[.Q11])" office:value-type="float" office:value="45.4487150687063" calcext:value-type="float">
            <text:p>45,4487150687</text:p>
          </table:table-cell>
          <table:table-cell table:formula="of:=[.Q15]*[.R12]*(1+[.R11])" office:value-type="float" office:value="43.176279315271" calcext:value-type="float">
            <text:p>43,1762793153</text:p>
          </table:table-cell>
          <table:table-cell table:formula="of:=[.R15]*[.S12]*(1+[.S11])" office:value-type="float" office:value="41.0174653495074" calcext:value-type="float">
            <text:p>41,0174653495</text:p>
          </table:table-cell>
          <table:table-cell table:formula="of:=[.S15]*[.T12]*(1+[.T11])" office:value-type="float" office:value="38.9665920820321" calcext:value-type="float">
            <text:p>38,966592082</text:p>
          </table:table-cell>
          <table:table-cell table:formula="of:=[.T15]*[.U12]*(1+[.U11])" office:value-type="float" office:value="37.0182624779305" calcext:value-type="float">
            <text:p>37,0182624779</text:p>
          </table:table-cell>
          <table:table-cell table:formula="of:=[.U15]*[.V12]*(1+[.V11])" office:value-type="float" office:value="35.1673493540339" calcext:value-type="float">
            <text:p>35,167349354</text:p>
          </table:table-cell>
          <table:table-cell table:formula="of:=[.V15]*[.W12]*(1+[.W11])" office:value-type="float" office:value="33.4089818863322" calcext:value-type="float">
            <text:p>33,4089818863</text:p>
          </table:table-cell>
          <table:table-cell table:formula="of:=[.W15]*[.X12]*(1+[.X11])" office:value-type="float" office:value="31.7385327920156" calcext:value-type="float">
            <text:p>31,738532792</text:p>
          </table:table-cell>
          <table:table-cell table:formula="of:=[.X15]*[.Y12]*(1+[.Y11])" office:value-type="float" office:value="30.1516061524149" calcext:value-type="float">
            <text:p>30,1516061524</text:p>
          </table:table-cell>
          <table:table-cell table:formula="of:=[.Y15]*[.Z12]*(1+[.Z11])" office:value-type="float" office:value="28.6440258447941" calcext:value-type="float">
            <text:p>28,6440258448</text:p>
          </table:table-cell>
          <table:table-cell table:formula="of:=[.Z15]*[.AA12]*(1+[.AA11])" office:value-type="float" office:value="27.2118245525544" calcext:value-type="float">
            <text:p>27,2118245526</text:p>
          </table:table-cell>
          <table:table-cell table:formula="of:=[.AA15]*[.AB12]*(1+[.AB11])" office:value-type="float" office:value="25.8512333249267" calcext:value-type="float">
            <text:p>25,8512333249</text:p>
          </table:table-cell>
          <table:table-cell table:formula="of:=[.AB15]*[.AC12]*(1+[.AC11])" office:value-type="float" office:value="24.5586716586804" calcext:value-type="float">
            <text:p>24,5586716587</text:p>
          </table:table-cell>
          <table:table-cell table:formula="of:=[.AC15]*[.AD12]*(1+[.AD11])" office:value-type="float" office:value="23.3307380757463" calcext:value-type="float">
            <text:p>23,3307380757</text:p>
          </table:table-cell>
          <table:table-cell table:formula="of:=[.AD15]*[.AE12]*(1+[.AE11])" office:value-type="float" office:value="22.164201171959" calcext:value-type="float">
            <text:p>22,164201172</text:p>
          </table:table-cell>
          <table:table-cell table:formula="of:=[.AE15]*[.AF12]*(1+[.AF11])" office:value-type="float" office:value="21.0559911133611" calcext:value-type="float">
            <text:p>21,0559911134</text:p>
          </table:table-cell>
          <table:table-cell table:formula="of:=[.AF15]*[.AG12]*(1+[.AG11])" office:value-type="float" office:value="20.003191557693" calcext:value-type="float">
            <text:p>20,0031915577</text:p>
          </table:table-cell>
          <table:table-cell table:formula="of:=[.AG15]*[.AH12]*(1+[.AH11])" office:value-type="float" office:value="19.0030319798084" calcext:value-type="float">
            <text:p>19,0030319798</text:p>
          </table:table-cell>
          <table:table-cell table:formula="of:=[.AH15]*[.AI12]*(1+[.AI11])" office:value-type="float" office:value="18.052880380818" calcext:value-type="float">
            <text:p>18,0528803808</text:p>
          </table:table-cell>
          <table:table-cell table:formula="of:=[.AI15]*[.AJ12]*(1+[.AJ11])" office:value-type="float" office:value="17.1502363617771" calcext:value-type="float">
            <text:p>17,1502363618</text:p>
          </table:table-cell>
          <table:table-cell table:number-columns-repeated="98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formula="of:=[.C15]/[.C13]" office:value-type="float" office:value="0.993625" calcext:value-type="float">
            <text:p>0,993625</text:p>
          </table:table-cell>
          <table:table-cell table:formula="of:=[.D15]/[.D13]" office:value-type="float" office:value="0.987290640625" calcext:value-type="float">
            <text:p>0,9872906406</text:p>
          </table:table-cell>
          <table:table-cell table:formula="of:=[.E15]/[.E13]" office:value-type="float" office:value="0.980996662791016" calcext:value-type="float">
            <text:p>0,9809966628</text:p>
          </table:table-cell>
          <table:table-cell table:formula="of:=[.F15]/[.F13]" office:value-type="float" office:value="0.980996662791016" calcext:value-type="float">
            <text:p>0,9809966628</text:p>
          </table:table-cell>
          <table:table-cell table:formula="of:=[.G15]/[.G13]" office:value-type="float" office:value="0.980996662791016" calcext:value-type="float">
            <text:p>0,9809966628</text:p>
          </table:table-cell>
          <table:table-cell table:formula="of:=[.H15]/[.H13]" office:value-type="float" office:value="0.980996662791016" calcext:value-type="float">
            <text:p>0,9809966628</text:p>
          </table:table-cell>
          <table:table-cell table:formula="of:=[.I15]/[.I13]" office:value-type="float" office:value="0.980996662791016" calcext:value-type="float">
            <text:p>0,9809966628</text:p>
          </table:table-cell>
          <table:table-cell table:formula="of:=[.J15]/[.J13]" office:value-type="float" office:value="0.980996662791016" calcext:value-type="float">
            <text:p>0,9809966628</text:p>
          </table:table-cell>
          <table:table-cell table:formula="of:=[.K15]/[.K13]" office:value-type="float" office:value="0.980996662791016" calcext:value-type="float">
            <text:p>0,9809966628</text:p>
          </table:table-cell>
          <table:table-cell table:formula="of:=[.L15]/[.L13]" office:value-type="float" office:value="0.980996662791016" calcext:value-type="float">
            <text:p>0,9809966628</text:p>
          </table:table-cell>
          <table:table-cell table:formula="of:=[.M15]/[.M13]" office:value-type="float" office:value="0.980996662791016" calcext:value-type="float">
            <text:p>0,9809966628</text:p>
          </table:table-cell>
          <table:table-cell table:formula="of:=[.N15]/[.N13]" office:value-type="float" office:value="0.980996662791016" calcext:value-type="float">
            <text:p>0,9809966628</text:p>
          </table:table-cell>
          <table:table-cell table:formula="of:=[.O15]/[.O13]" office:value-type="float" office:value="0.980996662791016" calcext:value-type="float">
            <text:p>0,9809966628</text:p>
          </table:table-cell>
          <table:table-cell table:formula="of:=[.P15]/[.P13]" office:value-type="float" office:value="0.980996662791016" calcext:value-type="float">
            <text:p>0,9809966628</text:p>
          </table:table-cell>
          <table:table-cell table:formula="of:=[.Q15]/[.Q13]" office:value-type="float" office:value="0.980996662791016" calcext:value-type="float">
            <text:p>0,9809966628</text:p>
          </table:table-cell>
          <table:table-cell table:formula="of:=[.R15]/[.R13]" office:value-type="float" office:value="0.980996662791016" calcext:value-type="float">
            <text:p>0,9809966628</text:p>
          </table:table-cell>
          <table:table-cell table:formula="of:=[.S15]/[.S13]" office:value-type="float" office:value="0.980996662791016" calcext:value-type="float">
            <text:p>0,9809966628</text:p>
          </table:table-cell>
          <table:table-cell table:formula="of:=[.T15]/[.T13]" office:value-type="float" office:value="0.980996662791016" calcext:value-type="float">
            <text:p>0,9809966628</text:p>
          </table:table-cell>
          <table:table-cell table:formula="of:=[.U15]/[.U13]" office:value-type="float" office:value="0.980996662791016" calcext:value-type="float">
            <text:p>0,9809966628</text:p>
          </table:table-cell>
          <table:table-cell table:formula="of:=[.V15]/[.V13]" office:value-type="float" office:value="0.980996662791016" calcext:value-type="float">
            <text:p>0,9809966628</text:p>
          </table:table-cell>
          <table:table-cell table:formula="of:=[.W15]/[.W13]" office:value-type="float" office:value="0.980996662791016" calcext:value-type="float">
            <text:p>0,9809966628</text:p>
          </table:table-cell>
          <table:table-cell table:formula="of:=[.X15]/[.X13]" office:value-type="float" office:value="0.980996662791016" calcext:value-type="float">
            <text:p>0,9809966628</text:p>
          </table:table-cell>
          <table:table-cell table:formula="of:=[.Y15]/[.Y13]" office:value-type="float" office:value="0.980996662791016" calcext:value-type="float">
            <text:p>0,9809966628</text:p>
          </table:table-cell>
          <table:table-cell table:formula="of:=[.Z15]/[.Z13]" office:value-type="float" office:value="0.980996662791016" calcext:value-type="float">
            <text:p>0,9809966628</text:p>
          </table:table-cell>
          <table:table-cell table:formula="of:=[.AA15]/[.AA13]" office:value-type="float" office:value="0.980996662791016" calcext:value-type="float">
            <text:p>0,9809966628</text:p>
          </table:table-cell>
          <table:table-cell table:formula="of:=[.AB15]/[.AB13]" office:value-type="float" office:value="0.980996662791016" calcext:value-type="float">
            <text:p>0,9809966628</text:p>
          </table:table-cell>
          <table:table-cell table:formula="of:=[.AC15]/[.AC13]" office:value-type="float" office:value="0.980996662791016" calcext:value-type="float">
            <text:p>0,9809966628</text:p>
          </table:table-cell>
          <table:table-cell table:formula="of:=[.AD15]/[.AD13]" office:value-type="float" office:value="0.980996662791016" calcext:value-type="float">
            <text:p>0,9809966628</text:p>
          </table:table-cell>
          <table:table-cell table:formula="of:=[.AE15]/[.AE13]" office:value-type="float" office:value="0.980996662791016" calcext:value-type="float">
            <text:p>0,9809966628</text:p>
          </table:table-cell>
          <table:table-cell table:formula="of:=[.AF15]/[.AF13]" office:value-type="float" office:value="0.980996662791016" calcext:value-type="float">
            <text:p>0,9809966628</text:p>
          </table:table-cell>
          <table:table-cell table:formula="of:=[.AG15]/[.AG13]" office:value-type="float" office:value="0.980996662791016" calcext:value-type="float">
            <text:p>0,9809966628</text:p>
          </table:table-cell>
          <table:table-cell table:formula="of:=[.AH15]/[.AH13]" office:value-type="float" office:value="0.980996662791016" calcext:value-type="float">
            <text:p>0,9809966628</text:p>
          </table:table-cell>
          <table:table-cell table:formula="of:=[.AI15]/[.AI13]" office:value-type="float" office:value="0.980996662791016" calcext:value-type="float">
            <text:p>0,9809966628</text:p>
          </table:table-cell>
          <table:table-cell table:formula="of:=[.AJ15]/[.AJ13]" office:value-type="float" office:value="0.980996662791016" calcext:value-type="float">
            <text:p>0,9809966628</text:p>
          </table:table-cell>
          <table:table-cell table:number-columns-repeated="988"/>
        </table:table-row>
        <table:table-row table:style-name="ro3">
          <table:table-cell table:number-columns-repeated="2"/>
          <table:table-cell table:formula="of:=[.C14]/[.C9]" office:value-type="float" office:value="0.993625" calcext:value-type="float">
            <text:p>0,993625</text:p>
          </table:table-cell>
          <table:table-cell table:formula="of:=[.D14]/[.D9]" office:value-type="float" office:value="0.987290640625" calcext:value-type="float">
            <text:p>0,9872906406</text:p>
          </table:table-cell>
          <table:table-cell table:formula="of:=[.E14]/[.E9]" office:value-type="float" office:value="0.980996662791016" calcext:value-type="float">
            <text:p>0,9809966628</text:p>
          </table:table-cell>
          <table:table-cell table:formula="of:=[.F14]/[.F9]" office:value-type="float" office:value="0.980996662791016" calcext:value-type="float">
            <text:p>0,9809966628</text:p>
          </table:table-cell>
          <table:table-cell table:formula="of:=[.G14]/[.G9]" office:value-type="float" office:value="0.980996662791016" calcext:value-type="float">
            <text:p>0,9809966628</text:p>
          </table:table-cell>
          <table:table-cell table:formula="of:=[.H14]/[.H9]" office:value-type="float" office:value="0.980996662791016" calcext:value-type="float">
            <text:p>0,9809966628</text:p>
          </table:table-cell>
          <table:table-cell table:formula="of:=[.I14]/[.I9]" office:value-type="float" office:value="0.980996662791016" calcext:value-type="float">
            <text:p>0,9809966628</text:p>
          </table:table-cell>
          <table:table-cell table:formula="of:=[.J14]/[.J9]" office:value-type="float" office:value="0.980996662791016" calcext:value-type="float">
            <text:p>0,9809966628</text:p>
          </table:table-cell>
          <table:table-cell table:formula="of:=[.K14]/[.K9]" office:value-type="float" office:value="0.980996662791016" calcext:value-type="float">
            <text:p>0,9809966628</text:p>
          </table:table-cell>
          <table:table-cell table:formula="of:=[.L14]/[.L9]" office:value-type="float" office:value="0.980996662791016" calcext:value-type="float">
            <text:p>0,9809966628</text:p>
          </table:table-cell>
          <table:table-cell table:formula="of:=[.M14]/[.M9]" office:value-type="float" office:value="0.980996662791016" calcext:value-type="float">
            <text:p>0,9809966628</text:p>
          </table:table-cell>
          <table:table-cell table:formula="of:=[.N14]/[.N9]" office:value-type="float" office:value="0.980996662791016" calcext:value-type="float">
            <text:p>0,9809966628</text:p>
          </table:table-cell>
          <table:table-cell table:formula="of:=[.O14]/[.O9]" office:value-type="float" office:value="0.980996662791016" calcext:value-type="float">
            <text:p>0,9809966628</text:p>
          </table:table-cell>
          <table:table-cell table:formula="of:=[.P14]/[.P9]" office:value-type="float" office:value="0.980996662791016" calcext:value-type="float">
            <text:p>0,9809966628</text:p>
          </table:table-cell>
          <table:table-cell table:formula="of:=[.Q14]/[.Q9]" office:value-type="float" office:value="0.980996662791016" calcext:value-type="float">
            <text:p>0,9809966628</text:p>
          </table:table-cell>
          <table:table-cell table:formula="of:=[.R14]/[.R9]" office:value-type="float" office:value="0.980996662791016" calcext:value-type="float">
            <text:p>0,9809966628</text:p>
          </table:table-cell>
          <table:table-cell table:formula="of:=[.S14]/[.S9]" office:value-type="float" office:value="0.980996662791016" calcext:value-type="float">
            <text:p>0,9809966628</text:p>
          </table:table-cell>
          <table:table-cell table:formula="of:=[.T14]/[.T9]" office:value-type="float" office:value="0.980996662791016" calcext:value-type="float">
            <text:p>0,9809966628</text:p>
          </table:table-cell>
          <table:table-cell table:formula="of:=[.U14]/[.U9]" office:value-type="float" office:value="0.980996662791016" calcext:value-type="float">
            <text:p>0,9809966628</text:p>
          </table:table-cell>
          <table:table-cell table:formula="of:=[.V14]/[.V9]" office:value-type="float" office:value="0.980996662791016" calcext:value-type="float">
            <text:p>0,9809966628</text:p>
          </table:table-cell>
          <table:table-cell table:formula="of:=[.W14]/[.W9]" office:value-type="float" office:value="0.980996662791016" calcext:value-type="float">
            <text:p>0,9809966628</text:p>
          </table:table-cell>
          <table:table-cell table:formula="of:=[.X14]/[.X9]" office:value-type="float" office:value="0.980996662791016" calcext:value-type="float">
            <text:p>0,9809966628</text:p>
          </table:table-cell>
          <table:table-cell table:formula="of:=[.Y14]/[.Y9]" office:value-type="float" office:value="0.980996662791016" calcext:value-type="float">
            <text:p>0,9809966628</text:p>
          </table:table-cell>
          <table:table-cell table:formula="of:=[.Z14]/[.Z9]" office:value-type="float" office:value="0.980996662791016" calcext:value-type="float">
            <text:p>0,9809966628</text:p>
          </table:table-cell>
          <table:table-cell table:formula="of:=[.AA14]/[.AA9]" office:value-type="float" office:value="0.980996662791016" calcext:value-type="float">
            <text:p>0,9809966628</text:p>
          </table:table-cell>
          <table:table-cell table:formula="of:=[.AB14]/[.AB9]" office:value-type="float" office:value="0.980996662791016" calcext:value-type="float">
            <text:p>0,9809966628</text:p>
          </table:table-cell>
          <table:table-cell table:formula="of:=[.AC14]/[.AC9]" office:value-type="float" office:value="0.980996662791016" calcext:value-type="float">
            <text:p>0,9809966628</text:p>
          </table:table-cell>
          <table:table-cell table:formula="of:=[.AD14]/[.AD9]" office:value-type="float" office:value="0.980996662791016" calcext:value-type="float">
            <text:p>0,9809966628</text:p>
          </table:table-cell>
          <table:table-cell table:formula="of:=[.AE14]/[.AE9]" office:value-type="float" office:value="0.980996662791016" calcext:value-type="float">
            <text:p>0,9809966628</text:p>
          </table:table-cell>
          <table:table-cell table:formula="of:=[.AF14]/[.AF9]" office:value-type="float" office:value="0.980996662791016" calcext:value-type="float">
            <text:p>0,9809966628</text:p>
          </table:table-cell>
          <table:table-cell table:formula="of:=[.AG14]/[.AG9]" office:value-type="float" office:value="0.980996662791016" calcext:value-type="float">
            <text:p>0,9809966628</text:p>
          </table:table-cell>
          <table:table-cell table:formula="of:=[.AH14]/[.AH9]" office:value-type="float" office:value="0.980996662791016" calcext:value-type="float">
            <text:p>0,9809966628</text:p>
          </table:table-cell>
          <table:table-cell table:formula="of:=[.AI14]/[.AI9]" office:value-type="float" office:value="0.980996662791016" calcext:value-type="float">
            <text:p>0,9809966628</text:p>
          </table:table-cell>
          <table:table-cell table:formula="of:=[.AJ14]/[.AJ9]" office:value-type="float" office:value="0.980996662791016" calcext:value-type="float">
            <text:p>0,9809966628</text:p>
          </table:table-cell>
          <table:table-cell table:number-columns-repeated="98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11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3" number:min-integer-digits="1"/>
    </number:number-style>
    <number:number-style style:name="N114">
      <number:number number:decimal-places="3" number:min-integer-digits="1" number:grouping="true"/>
    </number:number-style>
    <number:number-style style:name="N115">
      <number:number number:decimal-places="1" number:min-integer-digits="1" number:grouping="true"/>
    </number:number-style>
    <number:number-style style:name="N116">
      <number:number number:decimal-places="1" number:min-integer-digits="1"/>
    </number:number-style>
    <number:number-style style:name="N117">
      <number:number number:decimal-places="4" number:min-integer-digits="1"/>
    </number:number-style>
    <number:percentage-style style:name="N118">
      <number:number number:decimal-places="3" number:min-integer-digits="1"/>
      <number:text>%</number:text>
    </number:percentage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6:54:20.005000000</meta:creation-date>
    <dc:date>2017-10-20T11:33:20.723000000</dc:date>
    <meta:editing-duration>PT17H52M41S</meta:editing-duration>
    <meta:editing-cycles>3</meta:editing-cycles>
    <meta:generator>LibreOffice/4.3.7.2$Windows_x86 LibreOffice_project/8a35821d8636a03b8bf4e15b48f59794652c68ba</meta:generator>
    <meta:document-statistic meta:table-count="1" meta:cell-count="349" meta:object-count="0"/>
  </office:meta>
</office:document-meta>
</file>